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text:p>
      <text:p text:style-name="P1">Finnegan Rowle made Dumbledore‘s desk look comically small as he sat in the headmaster‘s office. He had a long-stemmed clenched in his teeth, fire crackling in the bowl and occasionally launching angry red sparks in the direction of the ceiling. He looked like he had never been happy about anything in his life, and I certainly hadn‘t made things better by walking through the door. </text:p>
      <text:p text:style-name="P1"/>
      <text:p text:style-name="P1">He threw the evening edition of the Daily Prophet at me without a word. There, front page and above the fold, was Professor Lockhart‘s glittering smile, immortalized in his hour of triumph by a student‘s Camera Obscura. </text:p>
      <text:p text:style-name="P1"/>
      <text:p text:style-name="P1">The headline read, GILDEROY LOCKHART IN: THE LAST DANCE OF THE DEATH EATERS!</text:p>
      <text:p text:style-name="P1"/>
      <text:p text:style-name="P1">“Four men dead, Miss Hebert,” Rowle growled.</text:p>
      <text:p text:style-name="P1"/>
      <text:p text:style-name="P1">“It’s hard to believe You-Know-Who still has so many people willing to throw their lives away for him,” I said. “You’d think they‘d sense a pattern by now.”</text:p>
      <text:p text:style-name="P1"/>
      <text:p text:style-name="P1">“Four men dead in my school.” His pipe made a noise like a burning log snapping in two, accompanied by a shower of sparks. </text:p>
      <text:p text:style-name="P1"/>
      <text:p text:style-name="P1">“We were all very lucky that Professor Lockhart was there to protect us,” I offered. “If he hadn’t been there to stop those men, who knows who might have gotten hurt?”</text:p>
      <text:p text:style-name="P1"/>
      <text:p text:style-name="P1">“Lockhart!” Rowle spat it out like a curseword. “We both know what really happened, Miss Hebert.”</text:p>
      <text:p text:style-name="P1"/>
      <text:p text:style-name="P1">“The whole world knows what happened, Headmaster. Professor Lockhart is truly a great wizard. The way he took out those Death Eaters-”</text:p>
      <text:p text:style-name="P1"/>
      <text:p text:style-name="P1">“-no wand, no incantations, just four simultaneous spells-”</text:p>
      <text:p text:style-name="P1"/>
      <text:p text:style-name="P1">“-and he made it look so easy! He never even turned around. It was almost as if he didn’t know they were there.”</text:p>
      <text:p text:style-name="P1"/>
      <text:p text:style-name="P1">“Do you think it’s that easy, Hebert?”</text:p>
      <text:p text:style-name="P1"/>
      <text:p text:style-name="P1">“I think Gilderoy Lockhart deserves all the praise and recognition he’s getting.” I sighed dreamily. It wasn’t feigned - I really was thinking of happy days to come. “I didn’t always like the professor, but now I think I’m his biggest fan. I think he’s got a long and storied career in front of hi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